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officeooo:paragraph-rsid="000f68ab"/>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officeooo:paragraph-rsid="00127c3a"/>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officeooo:paragraph-rsid="001348e2"/>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officeooo:paragraph-rsid="0013cd9d"/>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officeooo:paragraph-rsid="0016aaf1"/>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officeooo:rsid="0016aaf1" officeooo:paragraph-rsid="0016aaf1"/>
    </style:style>
    <style:style style:name="P9" style:family="paragraph" style:parent-style-name="Text_20_body">
      <style:paragraph-properties fo:margin-left="0in" fo:margin-right="0in" fo:orphans="2" fo:widows="2" fo:text-indent="0in" style:auto-text-indent="false"/>
      <style:text-properties fo:font-variant="normal" fo:text-transform="none" fo:color="#00ccff" style:font-name="Times New Roman" fo:font-size="14pt" fo:letter-spacing="normal" fo:font-style="normal" fo:font-weight="normal" officeooo:rsid="000f68ab" officeooo:paragraph-rsid="000f68ab"/>
    </style:style>
    <style:style style:name="P10" style:family="paragraph" style:parent-style-name="Text_20_body">
      <style:paragraph-properties fo:margin-left="0in" fo:margin-right="0in" fo:orphans="2" fo:widows="2" fo:text-indent="0in" style:auto-text-indent="false"/>
      <style:text-properties fo:font-variant="normal" fo:text-transform="none" fo:color="#00ccff" style:font-name="Times New Roman" fo:font-size="14pt" fo:letter-spacing="normal" fo:font-style="normal" fo:font-weight="normal" officeooo:rsid="00127c3a" officeooo:paragraph-rsid="00127c3a"/>
    </style:style>
    <style:style style:name="P11" style:family="paragraph" style:parent-style-name="Text_20_body">
      <style:paragraph-properties fo:margin-left="0in" fo:margin-right="0in" fo:orphans="2" fo:widows="2" fo:text-indent="0in" style:auto-text-indent="false"/>
      <style:text-properties fo:font-variant="normal" fo:text-transform="none" fo:color="#00ccff" style:font-name="Times New Roman" fo:font-size="14pt" fo:letter-spacing="normal" fo:font-style="normal" fo:font-weight="normal" officeooo:rsid="0016aaf1" officeooo:paragraph-rsid="0016aaf1"/>
    </style:style>
    <style:style style:name="P12"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letter-spacing="normal" fo:font-style="normal"/>
    </style:style>
    <style:style style:name="P13" style:family="paragraph" style:parent-style-name="Heading_20_3">
      <style:text-properties fo:font-variant="normal" fo:text-transform="none" fo:color="#000000" style:font-name="Times New Roman" fo:letter-spacing="normal" fo:font-style="normal"/>
    </style:style>
    <style:style style:name="P14" style:family="paragraph" style:parent-style-name="Heading_20_3">
      <style:text-properties fo:font-variant="normal" fo:text-transform="none" fo:color="#000000" style:font-name="Times New Roman" fo:letter-spacing="normal" fo:font-style="normal" officeooo:rsid="000db3fb" officeooo:paragraph-rsid="000db3fb"/>
    </style:style>
    <style:style style:name="P15" style:family="paragraph" style:parent-style-name="Text_20_body">
      <style:paragraph-properties fo:margin-left="0in" fo:margin-right="0in" fo:orphans="2" fo:widows="2" fo:text-indent="0in" style:auto-text-indent="false"/>
      <style:text-properties fo:font-variant="normal" fo:text-transform="none" fo:color="#00ccff" style:font-name="Times New Roman" fo:font-size="14pt" fo:letter-spacing="normal" fo:font-style="normal" fo:font-weight="normal" officeooo:rsid="0018f92f" officeooo:paragraph-rsid="0018f92f"/>
    </style:style>
    <style:style style:name="P16" style:family="paragraph" style:parent-style-name="Text_20_body">
      <style:paragraph-properties fo:margin-left="0in" fo:margin-right="0in" fo:orphans="2" fo:widows="2" fo:text-indent="0in" style:auto-text-indent="false"/>
      <style:text-properties fo:font-variant="normal" fo:text-transform="none" fo:color="#00ccff" style:font-name="Times New Roman" fo:font-size="14pt" fo:letter-spacing="normal" fo:font-style="normal" fo:font-weight="normal" officeooo:paragraph-rsid="0013cd9d"/>
    </style:style>
    <style:style style:name="P17" style:family="paragraph" style:parent-style-name="Text_20_body">
      <style:paragraph-properties fo:margin-left="0in" fo:margin-right="0in" fo:orphans="2" fo:widows="2" fo:text-indent="0in" style:auto-text-indent="false"/>
      <style:text-properties fo:font-variant="normal" fo:text-transform="none" fo:color="#00ccff" style:font-name="Times New Roman" fo:font-size="14pt" fo:letter-spacing="normal" fo:font-style="normal" fo:font-weight="normal" officeooo:rsid="0016aaf1" officeooo:paragraph-rsid="0016aaf1"/>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bold"/>
    </style:style>
    <style:style style:name="T3" style:family="text">
      <style:text-properties officeooo:rsid="00127c3a"/>
    </style:style>
    <style:style style:name="T4" style:family="text">
      <style:text-properties officeooo:rsid="001348e2"/>
    </style:style>
    <style:style style:name="T5" style:family="text">
      <style:text-properties officeooo:rsid="001a0973"/>
    </style:style>
    <style:style style:name="T6" style:family="text">
      <style:text-properties officeooo:rsid="001b26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Lab1 Han Wang(wang2786 0028451697)</text:h>
      <text:h text:style-name="P13" text:outline-level="3">Problem 3.1 (30 pts)</text:h>
      <text:p text:style-name="P1"><text:span text:style-name="T1">Follow the instructions in the </text:span><text:a xlink:type="simple" xlink:href="http://www.cs.purdue.edu/homes/cs354/xinu/xinu-setup.html" text:style-name="Internet_20_link" text:visited-style-name="Visited_20_Internet_20_Link">XINU set-up description</text:a><text:span text:style-name="T1"> which compiles the XINU source code on a frontend machine (Linux PC) in the XINU Lab, grabs an unused x86 Galileo backend machine, and loads and bootstraps the compiled XINU image. Note that the frontend PC's terminal acts as a (remote) console of the dedicated backend Galileo x86 machine. If XINU bootstraps successfully, it will print a greeting message and start a simple shell called xsh. Run some commands on the shell and follow the disconnect procedure so that the backend is released. </text:span><text:span text:style-name="T2">Do not hold onto a backend: it is a shared resource.</text:span></text:p>
      <text:p text:style-name="P4">Inside the system/ subdirectory, you will find relevant source code of XINU. The file start.S contains assembly code that is executed after XINU loads on a backend. After performing bootstrap/initialization chores (the details are not relevant at this time), a call to function nulluser() is made. </text:p>
      <text:p text:style-name="P4">Locate where in system/ the source code of nulluser() is defined. </text:p>
      <text:p text:style-name="P10">Ans: nulluser() is defined in initialize.c file in /system</text:p>
      <text:p text:style-name="P4">Toward the end of nulluser(), it calls the function create() -- a system call as discussed in class -- to create a new running program (i.e., process) whose code is the function main() contained in main.c. All processes in XINU are created using create() except the process that runs the function nulluser() which is "self-made." That is, it is the ancestor of all other processes. </text:p>
      <text:p text:style-name="P3">Find out where in the XINU source code this ancestor of all processes is located and what name, i.e., process ID (PID), it assigns itself. To do so, track down the header file (header files are located in the include/ directory) where the PID value of the ancestor process is specified. </text:p>
      <text:p text:style-name="P9">Ans: Ancestor of all processes’s name is NULLPROC and it is located at /include/process.h <text:span text:style-name="T5">and PID=0 PPID=0.</text:span></text:p>
      <text:p text:style-name="P3">What does the ancestor process running the function nulluser() do for the rest of its existence? </text:p>
      <text:p text:style-name="P9">Ans: <text:span text:style-name="T3">The ancestor process keeps running for the rest of its existence, and it cannot be killed.</text:span></text:p>
      <text:p text:style-name="P4"><text:soft-page-break/>Does nulluser() ever return after being called by the code in start.S? </text:p>
      <text:p text:style-name="P10">Ans: No, it does not because it is a void function and the process created by nulluser() is a process that keeps running and cannot be killed.</text:p>
      <text:p text:style-name="P4">halt() is called after nulluser() in start.S. Where is the source code of halt() located and what does it do? </text:p>
      <text:p text:style-name="P10">Ans: <text:span text:style-name="T4">halt() is located in system/intr.S which will let the process do nothing forever. It halts the process.</text:span></text:p>
      <text:p text:style-name="P5">What happens if you remove this function call from start.S? Does XINU run as before? </text:p>
      <text:p text:style-name="P15">Ans: After removing this function from start.S, XINU function as before.</text:p>
      <text:p text:style-name="P6">What happens if you replace the while-loop at the end of nulluser() with a call to halt()?</text:p>
      <text:p text:style-name="P16"><text:s/><text:span text:style-name="T5">Ans: After replacing it, XINU function the same.</text:span></text:p>
      <text:h text:style-name="P12" text:outline-level="3">Problem 3.2 (50 pts)</text:h>
      <text:p text:style-name="P2">In Linux/UNIX, to create a new process that runs an executable binary, say, /bin/ls (or a.out), we first use the system call fork() to create a child process and then call the system call execve() with /bin/ls (or a.out) as an argument. In XINU we said that a newly created process is put in a "state of limbo," i.e., suspended, after it is created using create(). That is, the child process exists as an entry in the process table but it is marked as suspended (PR_SUSP). The definition of all XINU process states is specified in process.h under include/. Being in suspended state has the consequence that XINU will not assign CPU cycles to the process until its state is changed to ready (PR_READY) by calling resume(). Look at the code of create() and resume() and determine how this is done.</text:p>
      <text:p text:style-name="P7">What happens in Linux after a new process is created using fork()? Note, create() specifies what code to run as the child process through its first argument (a function pointer). Determine who runs first: parent or child. Try to empirically gauge the answer by running test code on the frontend Linux PCs. (We will discuss scheduling of processes in modern operating systems, a complex topic, when discussing process management.) </text:p>
      <text:p text:style-name="P11">Ans: When fork() is called, a new process is created. It becomes the child process of the caller. After a new child process is created, both parent and child processes will execute the next instruction following the fork system call. As a result, we need to distinguish <text:soft-page-break/>between them by giving negative, 0 and positive values as fail to create child process, new child process and new child process ID to the parent process.</text:p>
      <text:p text:style-name="P7">As an app programmer, do you have a preference as to which process -- parent or child -- should run next in Linux? Explain your reasoning.</text:p>
      <text:p text:style-name="P11">Ans: <text:span text:style-name="T6">It depends on the priority of the process. But in most cases, my personal preference would be the child process, since its easier to manipulate.</text:span></text:p>
      <text:p text:style-name="P7">For a child process created using fork() in Linux, it has to call execve() to make the child run executable code contained in a file (e.g., /bin/ls) as part of a file system specified in the argument of execve(). In Linux, sometimes an app programmer just wants to create a new process to run an existing binary without going through the 2-step procedure of fork() and execve(). Write a wrapper function, int newProcess(const char *filename), that internally calls fork() and execve() to make this happen where filename specifies the full pathname of an executable binary. Place the code of newProcess() in newProcess.C under system/. Annotate your code with comments to facilitate readability.</text:p>
      <text:p text:style-name="P7">How is newProcess() fundamentally different from the way XINU's create() works? Ignore stack size and process priority which are specified as arguments in create(). </text:p>
      <text:p text:style-name="P8">Ans:</text:p>
      <text:p text:style-name="P7">How does Linux's clone() compare to XINU's create()? </text:p>
      <text:p text:style-name="P8">Ans:</text:p>
      <text:p text:style-name="P7">How does Linux's posix_spawn() compared to your newProcess() implementation? </text:p>
      <text:p text:style-name="P8">Ans:</text:p>
      <text:p text:style-name="P7">Is there a best way to create processes? Explain your reasoning.</text:p>
      <text:p text:style-name="P8">Ans:</text:p>
      <text:h text:style-name="P12" text:outline-level="3">Problem 3.3 (5 pts)</text:h>
      <text:p text:style-name="P2">Customize the welcome message printed by XINU in main() so that it prominently displays your name (last, first) and username. Preserve the new welcome message as part of your version of XINU during the rest of the semester and the labs to follow.</text:p>
      <text:h text:style-name="P12" text:outline-level="3"><text:soft-page-break/>Problem 3.4 (30 pts)</text:h>
      <text:p text:style-name="P2">Problems 3.1 and 3.2 looked at the overall picture and steps involved in starting XINU and running apps under XINU. To get a sense of how to terminate processes and XINU itself, create a process that runs the code of a function onandon() by calling create() with stack size 2048 and priority 30. onandon() should be an infinite loop that makes a XINU system call putc(CONSOLE, 'x') followed by system call sleep() with argument 2 within its loop. onandon() prints the character 'x', sleeps for 2 second, repeating this forever. The process running the function main(), after creating a child process that runs function onandon(), sleeps for 14 seconds, then calls XINU's kill() with the PID of the child process as argument. To verify that the child process has been terminated, check the process table data structure proctab. As in Problem 3.1, inspect the code where nulluser() resides to determine how proctab is initialized and how to access it. Put this version of main() in main1.c under system/. The same goes for onandon() in onando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02:29:17.291191038</meta:creation-date>
    <dc:date>2018-01-24T12:15:15.383018543</dc:date>
    <meta:editing-duration>PT27M34S</meta:editing-duration>
    <meta:editing-cycles>5</meta:editing-cycles>
    <meta:generator>LibreOffice/5.1.6.2$Linux_X86_64 LibreOffice_project/10m0$Build-2</meta:generator>
    <meta:document-statistic meta:table-count="0" meta:image-count="0" meta:object-count="0" meta:page-count="4" meta:paragraph-count="38" meta:word-count="1204" meta:character-count="7125" meta:non-whitespace-character-count="5946"/>
  </office:meta>
</office:document-meta>
</file>